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9db" officeooo:paragraph-rsid="000049db"/>
    </style:style>
    <style:style style:name="P2" style:family="paragraph" style:parent-style-name="Standard">
      <style:text-properties officeooo:rsid="000477c3" officeooo:paragraph-rsid="000477c3"/>
    </style:style>
    <style:style style:name="P3" style:family="paragraph" style:parent-style-name="Standard">
      <style:text-properties officeooo:rsid="00061ef8" officeooo:paragraph-rsid="00061ef8"/>
    </style:style>
    <style:style style:name="P4" style:family="paragraph" style:parent-style-name="Standard">
      <style:text-properties officeooo:rsid="00074ff2" officeooo:paragraph-rsid="00074ff2"/>
    </style:style>
    <style:style style:name="P5" style:family="paragraph" style:parent-style-name="Standard">
      <style:text-properties officeooo:rsid="000a0100" officeooo:paragraph-rsid="000a0100"/>
    </style:style>
    <style:style style:name="P6" style:family="paragraph" style:parent-style-name="Standard">
      <style:text-properties officeooo:rsid="000a6eec" officeooo:paragraph-rsid="000a6eec"/>
    </style:style>
    <style:style style:name="P7" style:family="paragraph" style:parent-style-name="Standard">
      <style:text-properties officeooo:rsid="000c4d21" officeooo:paragraph-rsid="000c4d21"/>
    </style:style>
    <style:style style:name="P8" style:family="paragraph" style:parent-style-name="Standard">
      <style:text-properties officeooo:rsid="000dc8be" officeooo:paragraph-rsid="000dc8be"/>
    </style:style>
    <style:style style:name="P9" style:family="paragraph" style:parent-style-name="Standard">
      <style:text-properties officeooo:rsid="000f37de" officeooo:paragraph-rsid="000f37de"/>
    </style:style>
    <style:style style:name="P10" style:family="paragraph" style:parent-style-name="Standard">
      <style:text-properties officeooo:rsid="001050c7" officeooo:paragraph-rsid="001050c7"/>
    </style:style>
    <style:style style:name="P11" style:family="paragraph" style:parent-style-name="Standard">
      <style:text-properties officeooo:rsid="00109287" officeooo:paragraph-rsid="00109287"/>
    </style:style>
    <style:style style:name="P12" style:family="paragraph" style:parent-style-name="Standard">
      <style:text-properties fo:font-weight="bold" officeooo:rsid="00127362" officeooo:paragraph-rsid="00127362" style:font-weight-asian="bold" style:font-weight-complex="bold"/>
    </style:style>
    <style:style style:name="P13" style:family="paragraph" style:parent-style-name="Standard">
      <style:text-properties fo:font-weight="bold" officeooo:rsid="0013907f" officeooo:paragraph-rsid="0013907f" style:font-weight-asian="bold" style:font-weight-complex="bold"/>
    </style:style>
    <style:style style:name="P14" style:family="paragraph" style:parent-style-name="Standard">
      <style:text-properties fo:font-weight="normal" officeooo:rsid="000477c3" officeooo:paragraph-rsid="000477c3" style:font-weight-asian="normal" style:font-weight-complex="normal"/>
    </style:style>
    <style:style style:name="P15" style:family="paragraph" style:parent-style-name="Standard">
      <style:text-properties fo:font-weight="normal" officeooo:rsid="00061ef8" officeooo:paragraph-rsid="00061ef8" style:font-weight-asian="normal" style:font-weight-complex="normal"/>
    </style:style>
    <style:style style:name="P16" style:family="paragraph" style:parent-style-name="Standard">
      <style:text-properties fo:font-weight="normal" officeooo:rsid="00089171" officeooo:paragraph-rsid="00074ff2" style:font-weight-asian="normal" style:font-weight-complex="normal"/>
    </style:style>
    <style:style style:name="P17" style:family="paragraph" style:parent-style-name="Standard">
      <style:text-properties fo:font-weight="normal" officeooo:rsid="000c4d21" officeooo:paragraph-rsid="000c4d21" style:font-weight-asian="normal" style:font-weight-complex="normal"/>
    </style:style>
    <style:style style:name="P18" style:family="paragraph" style:parent-style-name="Standard">
      <style:text-properties fo:font-weight="normal" officeooo:rsid="000dc8be" officeooo:paragraph-rsid="000dc8be" style:font-weight-asian="normal" style:font-weight-complex="normal"/>
    </style:style>
    <style:style style:name="P19" style:family="paragraph" style:parent-style-name="Standard">
      <style:text-properties fo:font-weight="normal" officeooo:rsid="000f37de" officeooo:paragraph-rsid="000f37de" style:font-weight-asian="normal" style:font-weight-complex="normal"/>
    </style:style>
    <style:style style:name="P20" style:family="paragraph" style:parent-style-name="Standard">
      <style:text-properties fo:font-weight="normal" officeooo:rsid="001050c7" officeooo:paragraph-rsid="001050c7" style:font-weight-asian="normal" style:font-weight-complex="normal"/>
    </style:style>
    <style:style style:name="P21" style:family="paragraph" style:parent-style-name="Standard">
      <style:text-properties fo:font-weight="normal" officeooo:rsid="00109287" officeooo:paragraph-rsid="00109287" style:font-weight-asian="normal" style:font-weight-complex="normal"/>
    </style:style>
    <style:style style:name="P22" style:family="paragraph" style:parent-style-name="Standard">
      <style:text-properties fo:font-weight="normal" officeooo:rsid="0010f730" officeooo:paragraph-rsid="0010f730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127362" officeooo:paragraph-rsid="00127362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13907f" officeooo:paragraph-rsid="0013907f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13907f" officeooo:paragraph-rsid="0013907f" style:font-weight-asian="normal" style:font-weight-complex="normal"/>
    </style:style>
    <style:style style:name="P26" style:family="paragraph" style:parent-style-name="Standard" style:list-style-name="L1">
      <style:text-properties officeooo:rsid="00061ef8" officeooo:paragraph-rsid="00061ef8"/>
    </style:style>
    <style:style style:name="P27" style:family="paragraph" style:parent-style-name="Standard" style:list-style-name="L2">
      <style:text-properties officeooo:paragraph-rsid="0010f730"/>
    </style:style>
    <style:style style:name="P28" style:family="paragraph" style:parent-style-name="Standard" style:list-style-name="L2">
      <style:text-properties fo:font-weight="bold" officeooo:rsid="0010f730" officeooo:paragraph-rsid="0010f730" style:font-weight-asian="bold" style:font-weight-complex="bold"/>
    </style:style>
    <style:style style:name="P29" style:family="paragraph" style:parent-style-name="Standard" style:list-style-name="L3">
      <style:text-properties fo:font-weight="bold" officeooo:rsid="00127362" officeooo:paragraph-rsid="00127362" style:font-weight-asian="bold" style:font-weight-complex="bold"/>
    </style:style>
    <style:style style:name="P30" style:family="paragraph" style:parent-style-name="Standard" style:list-style-name="L4">
      <style:text-properties fo:font-weight="bold" officeooo:rsid="0013907f" officeooo:paragraph-rsid="0013907f" style:font-weight-asian="bold" style:font-weight-complex="bold"/>
    </style:style>
    <style:style style:name="P31" style:family="paragraph" style:parent-style-name="Standard">
      <style:text-properties fo:font-weight="bold" officeooo:rsid="0013907f" officeooo:paragraph-rsid="0013907f" style:font-weight-asian="bold" style:font-weight-complex="bold"/>
    </style:style>
    <style:style style:name="T1" style:family="text">
      <style:text-properties officeooo:rsid="0001c4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9171" style:font-weight-asian="bold" style:font-weight-complex="bold"/>
    </style:style>
    <style:style style:name="T4" style:family="text">
      <style:text-properties fo:font-weight="bold" officeooo:rsid="000c335c" style:font-weight-asian="bold" style:font-weight-complex="bold"/>
    </style:style>
    <style:style style:name="T5" style:family="text">
      <style:text-properties fo:font-weight="bold" officeooo:rsid="0010f73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9171" style:font-weight-asian="normal" style:font-weight-complex="normal"/>
    </style:style>
    <style:style style:name="T8" style:family="text">
      <style:text-properties fo:font-weight="normal" officeooo:rsid="000a6eec" style:font-weight-asian="normal" style:font-weight-complex="normal"/>
    </style:style>
    <style:style style:name="T9" style:family="text">
      <style:text-properties fo:font-weight="normal" officeooo:rsid="000c335c" style:font-weight-asian="normal" style:font-weight-complex="normal"/>
    </style:style>
    <style:style style:name="T10" style:family="text">
      <style:text-properties fo:font-weight="normal" officeooo:rsid="0010f73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acidade contributiva constitui subprincípio do princípio da solidariedade, <text:span text:style-name="T1">tendo ideia a justiça fiscal. Também é subprincípio do princípio da igualdade/isonomia.</text:span></text:p>
      <text:p text:style-name="P1"/>
      <text:p text:style-name="P2">Caracterização do efeito confiscatório → deve-se analisar a <text:span text:style-name="T2">totalidade de tributos</text:span><text:span text:style-name="T6"> a que um contribuinte está submetido, </text:span><text:span text:style-name="T2">dentro de determinado período</text:span><text:span text:style-name="T6">, em relação </text:span><text:span text:style-name="T2">à mesma pessoa política</text:span><text:span text:style-name="T6">.</text:span></text:p>
      <text:p text:style-name="P14"/>
      <text:p text:style-name="P3"><text:span text:style-name="T6">Marco </text:span><text:span text:style-name="T2">temporal</text:span><text:span text:style-name="T6">:</text:span></text:p>
      <text:list xml:id="list1220332256" text:style-name="L1">
        <text:list-item>
          <text:p text:style-name="P26"><text:span text:style-name="T6">do princípio da </text:span><text:span text:style-name="T2">anterioridade</text:span><text:span text:style-name="T6"> → </text:span><text:span text:style-name="T2">publicação</text:span><text:span text:style-name="T6"> da lei;</text:span></text:p>
        </text:list-item>
        <text:list-item>
          <text:p text:style-name="P26"><text:span text:style-name="T6">do princípio da </text:span><text:span text:style-name="T2">noventena</text:span><text:span text:style-name="T6"> → </text:span><text:span text:style-name="T2">publicação</text:span><text:span text:style-name="T6"> da lei;</text:span></text:p>
        </text:list-item>
        <text:list-item>
          <text:p text:style-name="P26"><text:span text:style-name="T6">do princípio da </text:span><text:span text:style-name="T2">irretroatividade</text:span><text:span text:style-name="T6"> → </text:span><text:span text:style-name="T2">vigência</text:span><text:span text:style-name="T6"> da lei.</text:span></text:p>
        </text:list-item>
      </text:list>
      <text:p text:style-name="P15"/>
      <text:p text:style-name="P4"><text:span text:style-name="T6">O </text:span><text:span text:style-name="T2">FG</text:span><text:span text:style-name="T6"> do IR é </text:span><text:span text:style-name="T2">periódico</text:span><text:span text:style-name="T6"> </text:span><text:span text:style-name="T7">(</text:span><text:span text:style-name="T3">período composto/complexivo</text:span><text:span text:style-name="T7">)</text:span><text:span text:style-name="T6"> →</text:span><text:span text:style-name="T7"> se prolonga durante um período estabelecido em lei, sendo considerado ocorrido ao final desse período.</text:span></text:p>
      <text:p text:style-name="P16"/>
      <text:p text:style-name="P5"><text:span text:style-name="T7">S</text:span><text:span text:style-name="T6">TF</text:span><text:span text:style-name="T8">, Súmula 584</text:span><text:span text:style-name="T6">: ao IR calculado sobre os rendimentos do ano base aplica-se a lei </text:span><text:span text:style-name="T2">vigente no exercício financeiro a que deve ser apresentada a declaração</text:span><text:span text:style-name="T6">.</text:span></text:p>
      <text:p text:style-name="P6"><text:span text:style-name="T6">STF, RE 183.130: </text:span><text:span text:style-name="T9">a Súmula 584 </text:span><text:span text:style-name="T4">não se aplica</text:span><text:span text:style-name="T9"> a majoração de alíquotas do IR usado com caráter </text:span><text:span text:style-name="T4">extrafiscal</text:span><text:span text:style-name="T9">, em relação ao lucro decorrente de operações incentivadas.</text:span></text:p>
      <text:p text:style-name="P7"><text:span text:style-name="T9">S</text:span><text:span text:style-name="T6">TJ: </text:span><text:span text:style-name="T2">não se aplica</text:span><text:span text:style-name="T6"> a Súmula 584.</text:span></text:p>
      <text:p text:style-name="P17"/>
      <text:p text:style-name="P8"><text:span text:style-name="T6">Súmula 584 → </text:span><text:span text:style-name="T2">retroatividade imprópria</text:span><text:span text:style-name="T6">.</text:span></text:p>
      <text:p text:style-name="P18"/>
      <text:p text:style-name="P9"><text:span text:style-name="T6">STF: a majoração indireta de tributo, levada a cabo por meio de </text:span><text:span text:style-name="T2">redução de benefício fiscal</text:span><text:span text:style-name="T6">, atrai a aplicação do princípio da anterioridade.</text:span></text:p>
      <text:p text:style-name="P19"/>
      <text:p text:style-name="P10"><text:span text:style-name="T6">Tributação sobre rendimentos advindos do exterior → </text:span><text:span text:style-name="T2">lei</text:span><text:span text:style-name="T6"> estabelecerá as condições e o momento em que se dará sua disponibilidade.</text:span></text:p>
      <text:p text:style-name="P20"/>
      <text:p text:style-name="P11"><text:span text:style-name="T6">Disponibilidade </text:span><text:span text:style-name="T2">econômica</text:span><text:span text:style-name="T6"> → quando se obtém dinheiro ou bens nele conversíveis.</text:span></text:p>
      <text:p text:style-name="P11"><text:span text:style-name="T6">Disponibilidade </text:span><text:span text:style-name="T2">jurídica</text:span><text:span text:style-name="T6"> → quando se tem direito a um crédito, podendo fazer uso ou tirar proveitos desse domínio, com base em lei ou contrato, sem recebê-lo fisicamente.</text:span></text:p>
      <text:p text:style-name="P21"/>
      <text:p text:style-name="P22">STJ:</text:p>
      <text:list xml:id="list2267354942" text:style-name="L2">
        <text:list-item>
          <text:p text:style-name="P27"><text:span text:style-name="T5">não</text:span><text:span text:style-name="T10"> se deve confundir disponibilidade econômica com disponibilidade financeira da renda ou dos proventos de qualquer natureza. Enquanto esta última se refere à imediata “utilidade” da renda, <text:s/>a segunda está atrelada ao simples acréscimo patrimonial, independentemente da existência de recursos financeiros;</text:span></text:p>
        </text:list-item>
        <text:list-item>
          <text:p text:style-name="P28">não<text:span text:style-name="T6"> é necessário que a renda se torne efetivamente disponível (disponibilidade financeira) para que se considere ocorrido o FG do IR, limitando-se a lei a exigir a verificação do acréscimo patrimonial (disponibilidade econômica).</text:span></text:p>
        </text:list-item>
      </text:list>
      <text:p text:style-name="P22"/>
      <text:p text:style-name="P12"><text:span text:style-name="T6">Indenização por dano </text:span>material<text:span text:style-name="T6">:</text:span></text:p>
      <text:list xml:id="list3973813149" text:style-name="L3">
        <text:list-item>
          <text:p text:style-name="P23">visa reparar dano patrimonial;</text:p>
        </text:list-item>
        <text:list-item>
          <text:p text:style-name="P29">não<text:span text:style-name="T6"> há acréscimo patrimonial, </text:span>salvo se<text:span text:style-name="T6"> o valor reparado ultrapassar o valor do dano material verificado;</text:span></text:p>
          <text:list>
            <text:list-item>
              <text:p text:style-name="P29"><text:span text:style-name="T6">se </text:span>não<text:span text:style-name="T6"> ultrapassar → </text:span>não<text:span text:style-name="T6"> incide IR;</text:span></text:p>
            </text:list-item>
            <text:list-item>
              <text:p text:style-name="P23">se ultrapassar → incide IR;</text:p>
            </text:list-item>
          </text:list>
        </text:list-item>
        <text:list-item>
          <text:p text:style-name="P24">STJ: incide o IR sobre valores percebidos a título de indenização por horas extras trabalhadas, ainda que decorrentes de acordo coletivo.</text:p>
        </text:list-item>
      </text:list>
      <text:p text:style-name="P13"><text:soft-page-break/><text:span text:style-name="T6">Indenização por dano </text:span>imaterial<text:span text:style-name="T6">:</text:span></text:p>
      <text:list xml:id="list372523693" text:style-name="L4">
        <text:list-item>
          <text:p text:style-name="P25">visa reparar o patrimônio imaterial;</text:p>
        </text:list-item>
        <text:list-item>
          <text:p text:style-name="P30">não<text:span text:style-name="T6"> incide IR, por não haver riqueza nova.</text:span></text:p>
        </text:list-item>
      </text:list>
      <text:p text:style-name="P13"><text:span text:style-name="T6"/></text:p>
      <text:p text:style-name="P1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4T10:45:49.332000000</dc:date>
    <meta:editing-duration>PT5H40M29S</meta:editing-duration>
    <meta:editing-cycles>18</meta:editing-cycles>
    <meta:document-statistic meta:table-count="0" meta:image-count="0" meta:object-count="0" meta:page-count="2" meta:paragraph-count="27" meta:word-count="404" meta:character-count="2600" meta:non-whitespace-character-count="2234"/>
  </office:meta>
</office:document-meta>
</file>